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48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CHJH.in</text:p>
          </table:table-cell>
          <table:table-cell office:value-type="string">
            <text:p>CHJH.q</text:p>
          </table:table-cell>
          <table:table-cell office:value-type="string">
            <text:p>CHJH.out</text:p>
          </table:table-cell>
        </table:table-row>
        <table:table-row table:style-name="ro1">
          <table:table-cell office:value-type="string">
            <text:p>PMR.in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MR.q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MR.out</text:p>
          </table:table-cell>
          <table:table-cell table:number-columns-repeated="2"/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/02/2017</text:date>, <text:time>12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urray-Rust</meta:initial-creator>
    <meta:creation-date>2017-02-16T12:45:37</meta:creation-date>
    <dc:date>2017-02-16T12:51:04</dc:date>
    <dc:creator>Peter Murray-Rust</dc:creator>
    <meta:editing-duration>PT5M28S</meta:editing-duration>
    <meta:editing-cycles>1</meta:editing-cycles>
    <meta:document-statistic meta:table-count="3" meta:cell-count="13" meta:object-count="0"/>
    <meta:generator>OpenOffice/4.1.3$Unix OpenOffice.org_project/413m1$Build-9783</meta:generator>
  </office:meta>
</office:document-meta>
</file>